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7f1d" officeooo:paragraph-rsid="001f7f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f7f1d" officeooo:paragraph-rsid="001f7f1d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f7f1d" officeooo:paragraph-rsid="001f7f1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7f1d" officeooo:paragraph-rsid="001f7f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7f1d" officeooo:paragraph-rsid="001f7f1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7f1d" officeooo:paragraph-rsid="0020297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7f1d" officeooo:paragraph-rsid="00215df7" style:font-size-asian="12pt" style:font-weight-asian="bold" style:font-size-complex="12pt" style:font-weight-complex="bold"/>
    </style:style>
    <style:style style:name="T1" style:family="text">
      <style:text-properties officeooo:rsid="00202970"/>
    </style:style>
    <style:style style:name="T2" style:family="text">
      <style:text-properties officeooo:rsid="00215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YNAN DA SILVA DIAS PAIVA</text:p>
      <text:p text:style-name="P1"/>
      <text:p text:style-name="P1"/>
      <text:p text:style-name="P1">DOCUMENTAÇÃO</text:p>
      <text:p text:style-name="P1"/>
      <text:p text:style-name="P5"/>
      <text:p text:style-name="P4">Explicação será feita por arquivos, vou citar o nome. A numeração não está em alguma ordem especifica.</text:p>
      <text:p text:style-name="P2"/>
      <text:p text:style-name="P5">1. package.json</text:p>
      <text:p text:style-name="P5">2. package-lock.json</text:p>
      <text:p text:style-name="P5">3. nodemon.json</text:p>
      <text:p text:style-name="P5">4. db_config.json</text:p>
      <text:p text:style-name="P5">5. README.md</text:p>
      <text:p text:style-name="P5">6. .sequelizerc</text:p>
      <text:p text:style-name="P5">7. .eslintrc.js</text:p>
      <text:p text:style-name="P5">8. .env</text:p>
      <text:p text:style-name="P5">9. <text:span text:style-name="T1">Pasta “node_modules”</text:span></text:p>
      <text:p text:style-name="P5">10. <text:span text:style-name="T1">Pasta “uploads”</text:span></text:p>
      <text:p text:style-name="P5">11. <text:span text:style-name="T1">app.js</text:span></text:p>
      <text:p text:style-name="P5">12. <text:span text:style-name="T1">server.js</text:span></text:p>
      <text:p text:style-name="P5">13. <text:span text:style-name="T1">main.js</text:span></text:p>
      <text:p text:style-name="P5">14. <text:span text:style-name="T1">database.js</text:span></text:p>
      <text:p text:style-name="P5">15. <text:span text:style-name="T1">HomeController.js</text:span></text:p>
      <text:p text:style-name="P5">16. <text:span text:style-name="T1">PlayerController.js</text:span></text:p>
      <text:p text:style-name="P5">17. <text:span text:style-name="T1">botlaner.js</text:span></text:p>
      <text:p text:style-name="P5">18. <text:span text:style-name="T1">foto.js</text:span></text:p>
      <text:p text:style-name="P5">19. <text:span text:style-name="T1">games.js</text:span></text:p>
      <text:p text:style-name="P5">20. <text:span text:style-name="T1">index.js</text:span></text:p>
      <text:p text:style-name="P5">21. <text:span text:style-name="T1">jg.js</text:span></text:p>
      <text:p text:style-name="P5">22. <text:span text:style-name="T1">midlaner.js</text:span></text:p>
      <text:p text:style-name="P5">23. <text:span text:style-name="T1">suportelaner.js</text:span></text:p>
      <text:p text:style-name="P5">24. <text:span text:style-name="T1">toplaner.js</text:span></text:p>
      <text:p text:style-name="P5">25. <text:span text:style-name="T1">LPL.sql</text:span></text:p>
      <text:p text:style-name="P5">26. <text:span text:style-name="T1">bot.js → PASTA models</text:span></text:p>
      <text:p text:style-name="P6">27. <text:span text:style-name="T1">coach.js → PASTA models</text:span></text:p>
      <text:p text:style-name="P6">28. <text:span text:style-name="T1">foto_times.js → PASTA models</text:span></text:p>
      <text:p text:style-name="P6">29. <text:span text:style-name="T1">games.js → PASTA models</text:span></text:p>
      <text:p text:style-name="P6">30. <text:span text:style-name="T1">jungler.js → PASTA models</text:span></text:p>
      <text:p text:style-name="P6">31. <text:span text:style-name="T1">mid.js → PASTA models</text:span></text:p>
      <text:p text:style-name="P6">32. <text:span text:style-name="T1">sup.js → PASTA models</text:span></text:p>
      <text:p text:style-name="P6">33. <text:span text:style-name="T1">times.js → PASTA models</text:span></text:p>
      <text:p text:style-name="P6">34. <text:span text:style-name="T1">top.js → PASTA models</text:span></text:p>
      <text:p text:style-name="P5">35. <text:span text:style-name="T1">fotoRoutes.js</text:span></text:p>
      <text:p text:style-name="P5">36. <text:span text:style-name="T1">homeRouter.js</text:span></text:p>
      <text:p text:style-name="P5">37. <text:span text:style-name="T1">playerRoutes.js</text:span></text:p>
      <text:p text:style-name="P5">38. .<text:span text:style-name="T1">env</text:span> <text:s/>→ <text:span text:style-name="T1">PASTA “API_envia_foto”</text:span></text:p>
      <text:p text:style-name="P6">39. <text:span text:style-name="T1">database.js</text:span> → <text:span text:style-name="T1">PASTA “API_envia_foto”</text:span></text:p>
      <text:p text:style-name="P6">40. <text:span text:style-name="T1">envia_foto.js</text:span> <text:s/>→ <text:span text:style-name="T1">PASTA “API_envia_foto”</text:span></text:p>
      <text:p text:style-name="P6"><text:soft-page-break/>41. <text:span text:style-name="T1">package-lock.json</text:span> <text:s/>→ <text:span text:style-name="T1">PASTA “API_envia_foto”</text:span></text:p>
      <text:p text:style-name="P6">42. <text:span text:style-name="T1">package.json</text:span> <text:s/>→ <text:span text:style-name="T1">PASTA “API_envia_foto”</text:span></text:p>
      <text:p text:style-name="P6">43. <text:span text:style-name="T1">server.js</text:span> <text:s/>→ <text:span text:style-name="T1">PASTA “API_envia_foto”</text:span></text:p>
      <text:p text:style-name="P7">44. <text:span text:style-name="T2">PASTA “assets”</text:span> <text:s/>→ <text:span text:style-name="T1">PASTA “API_envia_foto”</text:span></text:p>
      <text:p text:style-name="P5">45. .<text:span text:style-name="T2">editorconfig </text:span></text:p>
      <text:p text:style-name="P7">46. <text:span text:style-name="T2">README.md </text:span></text:p>
      <text:p text:style-name="P7">47. <text:span text:style-name="T2">assets </text:span>→ <text:span text:style-name="T2">FRONTEND</text:span></text:p>
      <text:p text:style-name="P7">48. <text:span text:style-name="T2">index.html </text:span>→ <text:span text:style-name="T2">FRONTEND</text:span></text:p>
      <text:p text:style-name="P7">49. <text:span text:style-name="T2">requisicao.js </text:span>→ <text:span text:style-name="T2">FRONTEND</text:span></text:p>
      <text:p text:style-name="P7">50. <text:span text:style-name="T2">style.css </text:span>→ <text:span text:style-name="T2">FRONTEND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20:43:05.782623123</meta:creation-date>
    <dc:date>2023-06-11T21:15:33.847402814</dc:date>
    <meta:editing-duration>PT1M6S</meta:editing-duration>
    <meta:editing-cycles>1</meta:editing-cycles>
    <meta:document-statistic meta:table-count="0" meta:image-count="0" meta:object-count="0" meta:page-count="2" meta:paragraph-count="53" meta:word-count="182" meta:character-count="1224" meta:non-whitespace-character-count="1087"/>
    <meta:generator>LibreOffice/7.3.7.2$Linux_X86_64 LibreOffice_project/30$Build-2</meta:generator>
  </office:meta>
</office:document-meta>
</file>